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10.71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9.2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8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urrent Transformers for 50/60Hz monitoring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rice (With taxes) €</text:p>
          </table:table-cell>
          <table:table-cell office:value-type="string" calcext:value-type="string">
            <text:p>Turns ratio</text:p>
          </table:table-cell>
          <table:table-cell office:value-type="string" calcext:value-type="string">
            <text:p>Rated Amps</text:p>
          </table:table-cell>
          <table:table-cell office:value-type="string" calcext:value-type="string">
            <text:p>Burden resisto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  <table:table-cell office:value-type="string" calcext:value-type="string">
            <text:p>« 1000:1 »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a xlink:href="https://fr.rs-online.com/web/p/transformateurs-de-courant/1243903" xlink:type="simple">https://fr.rs-online.com/web/p/transformateurs-de-courant/1243903</text:a>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<text:a xlink:href="https://docs.rs-online.com/8008/0900766b81537b7e.pdf" xlink:type="simple">https://docs.rs-online.com/8008/0900766b81537b7e.pdf</text:a>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  <table:table-cell office:value-type="string" calcext:value-type="string">
            <text:p>« 750:1 »</text:p>
          </table:table-cell>
          <table:table-cell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fr.rs-online.com/web/p/transformateurs-de-courant/1243899" xlink:type="simple">https://fr.rs-online.com/web/p/transformateurs-de-courant/1243899</text:a>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<text:a xlink:href="https://docs.rs-online.com/4c18/0900766b81537b7a.pdf" xlink:type="simple">https://docs.rs-online.com/4c18/0900766b81537b7a.pdf</text:a></text:p>
          </table:table-cell>
        </table:table-row>
        <table:table-row table:style-name="ro1">
          <table:table-cell office:value-type="float" office:value="1.99" calcext:value-type="float">
            <text:p>1,99</text:p>
          </table:table-cell>
          <table:table-cell table:style-name="ce3" office:value-type="string" calcext:value-type="string">
            <text:p>« 1000:1 »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fr.rs-online.com/web/p/transformateurs-de-courant/1243888" xlink:type="simple">https://fr.rs-online.com/web/p/transformateurs-de-courant/1243888</text:a>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<text:a xlink:href="https://docs.rs-online.com/3a8a/0900766b8169af75.pdf" xlink:type="simple">https://docs.rs-online.com/3a8a/0900766b8169af75.pdf</text:a></text:p>
          </table:table-cell>
        </table:table-row>
        <table:table-row table:style-name="ro1">
          <table:table-cell office:value-type="float" office:value="1.99" calcext:value-type="float">
            <text:p>1,99</text:p>
          </table:table-cell>
          <table:table-cell office:value-type="string" calcext:value-type="string">
            <text:p>« 1000:1 »</text:p>
          </table:table-cell>
          <table:table-cell office:value-type="string" calcext:value-type="string">
            <text:p>25 (max 75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fr.rs-online.com/web/p/transformateurs-de-courant/1243888" xlink:type="simple">https://fr.rs-online.com/web/p/transformateurs-de-courant/1243888</text:a>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<text:a xlink:href="https://docs.rs-online.com/3a8a/0900766b8169af75.pdf" xlink:type="simple">https://docs.rs-online.com/3a8a/0900766b8169af75.pdf</text:a></text:p>
          </table:table-cell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string" calcext:value-type="string">
            <text:p>« 1000:1 »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fr.rs-online.com/web/p/transformateurs-de-courant/5374536" xlink:type="simple">https://fr.rs-online.com/web/p/transformateurs-de-courant/5374536</text:a></text:p>
          </table:table-cell>
          <table:table-cell office:value-type="string" calcext:value-type="string">
            <text:p>Nuvotem Talema (India)</text:p>
          </table:table-cell>
          <table:table-cell office:value-type="string" calcext:value-type="string">
            <text:p><text:a xlink:href="https://docs.rs-online.com/d4c8/0900766b807760fd.pdf" xlink:type="simple">https://docs.rs-online.com/d4c8/0900766b807760fd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text>1234:12</number:text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8">
      <number:number number:decimal-places="0" number:min-decimal-places="0" number:min-integer-digits="5">
        <number:embedded-text number:position="1">:</number:embedded-text>
      </number:number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8:55:45.354796678</meta:creation-date>
    <dc:date>2024-01-31T20:14:59.692954763</dc:date>
    <meta:editing-duration>PT1H19M13S</meta:editing-duration>
    <meta:editing-cycles>5</meta:editing-cycles>
    <meta:generator>LibreOffice/7.6.4.1$Linux_X86_64 LibreOffice_project/60$Build-1</meta:generator>
    <meta:document-statistic meta:table-count="1" meta:cell-count="43" meta:object-count="0"/>
  </office:meta>
</office:document-meta>
</file>